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ystem" style:font-pitch="variable"/>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margin-top="0cm" fo:margin-bottom="0.212cm" style:contextual-spacing="false" fo:line-height="114%" fo:text-indent="0cm" style:auto-text-indent="false"/>
      <style:text-properties style:font-name="Google Sans Text"/>
    </style:style>
    <style:style style:name="P2" style:family="paragraph" style:parent-style-name="Heading_20_3">
      <style:paragraph-properties fo:margin-left="0cm" fo:margin-right="0cm" fo:margin-top="0cm" fo:margin-bottom="0.212cm" style:contextual-spacing="false" fo:line-height="114%" fo:text-indent="0cm" style:auto-text-indent="false"/>
      <style:text-properties style:font-name="Google Sans"/>
    </style:style>
    <style:style style:name="P3" style:family="paragraph" style:parent-style-name="Text_20_body" style:list-style-name="L1">
      <style:paragraph-properties fo:margin-left="0cm" fo:margin-right="0cm" fo:margin-top="0cm" fo:margin-bottom="0.212cm" style:contextual-spacing="false" fo:line-height="114%" fo:text-indent="0cm" style:auto-text-indent="false" fo:padding="0cm" fo:border="none"/>
      <style:text-properties style:font-name="Google Sans Text"/>
    </style:style>
    <style:style style:name="P4" style:family="paragraph" style:parent-style-name="Heading_20_4">
      <style:paragraph-properties fo:margin-left="0cm" fo:margin-right="0cm" fo:margin-top="0cm" fo:margin-bottom="0.212cm" style:contextual-spacing="false" fo:line-height="114%" fo:text-indent="0cm" style:auto-text-indent="false"/>
      <style:text-properties style:font-name="Google Sans"/>
    </style:style>
    <style:style style:name="P5" style:family="paragraph" style:parent-style-name="Text_20_body" style:list-style-name="L2">
      <style:paragraph-properties fo:margin-left="0cm" fo:margin-right="0cm" fo:margin-top="0cm" fo:margin-bottom="0.212cm" style:contextual-spacing="false" fo:line-height="114%" fo:text-indent="0cm" style:auto-text-indent="false" fo:padding="0cm" fo:border="none"/>
      <style:text-properties style:font-name="Google Sans Text"/>
    </style:style>
    <style:style style:name="P6" style:family="paragraph" style:parent-style-name="Heading_20_4">
      <style:paragraph-properties fo:margin-left="0cm" fo:margin-right="0cm" fo:margin-top="0cm" fo:margin-bottom="0.212cm" style:contextual-spacing="false" fo:line-height="114%" fo:text-indent="0cm" style:auto-text-indent="false"/>
    </style:style>
    <style:style style:name="P7" style:family="paragraph" style:parent-style-name="Text_20_body" style:list-style-name="L3">
      <style:paragraph-properties fo:margin-left="0cm" fo:margin-right="0cm" fo:margin-top="0cm" fo:margin-bottom="0.212cm" style:contextual-spacing="false" fo:line-height="114%" fo:text-indent="0cm" style:auto-text-indent="false" fo:padding="0cm" fo:border="none"/>
      <style:text-properties style:font-name="Google Sans Text" fo:font-weight="bold"/>
    </style:style>
    <style:style style:name="P8" style:family="paragraph" style:parent-style-name="Text_20_body" style:list-style-name="L3">
      <style:paragraph-properties fo:margin-left="0cm" fo:margin-right="0cm" fo:margin-top="0cm" fo:margin-bottom="0.212cm" style:contextual-spacing="false" fo:line-height="114%" fo:text-indent="0cm" style:auto-text-indent="false" fo:padding="0cm" fo:border="none"/>
      <style:text-properties style:font-name="Google Sans Text"/>
    </style:style>
    <style:style style:name="P9" style:family="paragraph" style:parent-style-name="Text_20_body" style:list-style-name="L4">
      <style:paragraph-properties fo:margin-left="0cm" fo:margin-right="0cm" fo:margin-top="0cm" fo:margin-bottom="0.212cm" style:contextual-spacing="false" fo:line-height="114%" fo:text-indent="0cm" style:auto-text-indent="false" fo:padding="0cm" fo:border="none"/>
      <style:text-properties style:font-name="Google Sans Text" fo:font-weight="bold"/>
    </style:style>
    <style:style style:name="P10" style:family="paragraph" style:parent-style-name="Text_20_body" style:list-style-name="L4">
      <style:paragraph-properties fo:margin-left="0cm" fo:margin-right="0cm" fo:margin-top="0cm" fo:margin-bottom="0.212cm" style:contextual-spacing="false" fo:line-height="114%" fo:text-indent="0cm" style:auto-text-indent="false" fo:padding="0cm" fo:border="none"/>
      <style:text-properties style:font-name="Google Sans Text"/>
    </style:style>
    <style:style style:name="P11" style:family="paragraph" style:parent-style-name="Text_20_body" style:list-style-name="L5">
      <style:paragraph-properties fo:margin-left="0cm" fo:margin-right="0cm" fo:margin-top="0cm" fo:margin-bottom="0.212cm" style:contextual-spacing="false" fo:line-height="114%" fo:text-indent="0cm" style:auto-text-indent="false" fo:padding="0cm" fo:border="none"/>
      <style:text-properties style:font-name="Google Sans Text" fo:font-weight="bold"/>
    </style:style>
    <style:style style:name="P12" style:family="paragraph" style:parent-style-name="Text_20_body" style:list-style-name="L5">
      <style:paragraph-properties fo:margin-left="0cm" fo:margin-right="0cm" fo:margin-top="0cm" fo:margin-bottom="0.212cm" style:contextual-spacing="false" fo:line-height="114%" fo:text-indent="0cm" style:auto-text-indent="false" fo:padding="0cm" fo:border="none"/>
      <style:text-properties style:font-name="Google Sans Text"/>
    </style:style>
    <style:style style:name="P13" style:family="paragraph" style:parent-style-name="Text_20_body" style:list-style-name="L6">
      <style:paragraph-properties fo:margin-left="0cm" fo:margin-right="0cm" fo:margin-top="0cm" fo:margin-bottom="0.212cm" style:contextual-spacing="false" fo:line-height="114%" fo:text-indent="0cm" style:auto-text-indent="false" fo:padding="0cm" fo:border="none"/>
      <style:text-properties style:font-name="Google Sans Text"/>
    </style:style>
    <style:style style:name="P14" style:family="paragraph" style:parent-style-name="Text_20_body" style:list-style-name="L6">
      <style:paragraph-properties fo:margin-left="0cm" fo:margin-right="0cm" fo:margin-top="0cm" fo:margin-bottom="0.212cm" style:contextual-spacing="false" fo:line-height="114%" fo:text-indent="0cm" style:auto-text-indent="false" fo:padding="0cm" fo:border="none"/>
      <style:text-properties style:font-name="Google Sans Text" fo:font-weight="bold"/>
    </style:style>
    <style:style style:name="P15" style:family="paragraph" style:parent-style-name="Text_20_body">
      <style:paragraph-properties fo:margin-left="0cm" fo:margin-right="0cm" fo:margin-top="0cm" fo:margin-bottom="0.212cm" style:contextual-spacing="false" fo:line-height="114%" fo:text-indent="0cm" style:auto-text-indent="false"/>
      <style:text-properties style:font-name="Google Sans Text" fo:font-weight="bold" style:font-weight-asian="bold" style:font-weight-complex="bold"/>
    </style:style>
    <style:style style:name="P16" style:family="paragraph" style:parent-style-name="Text_20_body" style:list-style-name="L7">
      <style:paragraph-properties fo:margin-left="0cm" fo:margin-right="0cm" fo:margin-top="0cm" fo:margin-bottom="0.212cm" style:contextual-spacing="false" fo:line-height="114%" fo:text-indent="0cm" style:auto-text-indent="false" fo:padding="0cm" fo:border="none"/>
      <style:text-properties style:font-name="Google Sans Text"/>
    </style:style>
    <style:style style:name="P17" style:family="paragraph" style:parent-style-name="Text_20_body" style:list-style-name="L8">
      <style:paragraph-properties fo:margin-left="0cm" fo:margin-right="0cm" fo:margin-top="0cm" fo:margin-bottom="0.212cm" style:contextual-spacing="false" fo:line-height="114%" fo:text-indent="0cm" style:auto-text-indent="false" fo:padding="0cm" fo:border="none"/>
      <style:text-properties style:font-name="Google Sans Text"/>
    </style:style>
    <style:style style:name="P18" style:family="paragraph" style:parent-style-name="Text_20_body" style:list-style-name="L9">
      <style:paragraph-properties fo:margin-left="0cm" fo:margin-right="0cm" fo:margin-top="0cm" fo:margin-bottom="0.212cm" style:contextual-spacing="false" fo:line-height="114%" fo:text-indent="0cm" style:auto-text-indent="false" fo:padding="0cm" fo:border="none"/>
      <style:text-properties style:font-name="Google Sans Text"/>
    </style:style>
    <style:style style:name="P19" style:family="paragraph" style:parent-style-name="Text_20_body" style:list-style-name="L10">
      <style:paragraph-properties fo:margin-left="0cm" fo:margin-right="0cm" fo:margin-top="0cm" fo:margin-bottom="0.212cm" style:contextual-spacing="false" fo:line-height="114%" fo:text-indent="0cm" style:auto-text-indent="false" fo:padding="0cm" fo:border="none"/>
      <style:text-properties style:font-name="Google Sans Text"/>
    </style:style>
    <style:style style:name="P20" style:family="paragraph" style:parent-style-name="Text_20_body" style:list-style-name="L11">
      <style:paragraph-properties fo:margin-left="0cm" fo:margin-right="0cm" fo:margin-top="0cm" fo:margin-bottom="0.212cm" style:contextual-spacing="false" fo:line-height="114%" fo:text-indent="0cm" style:auto-text-indent="false" fo:padding="0cm" fo:border="none"/>
      <style:text-properties style:font-name="Google Sans Text"/>
    </style:style>
    <style:style style:name="P21" style:family="paragraph" style:parent-style-name="Text_20_body" style:list-style-name="L12">
      <style:paragraph-properties fo:margin-left="0cm" fo:margin-right="0cm" fo:margin-top="0cm" fo:margin-bottom="0.212cm" style:contextual-spacing="false" fo:line-height="114%" fo:text-indent="0cm" style:auto-text-indent="false" fo:padding="0cm" fo:border="none"/>
      <style:text-properties style:font-name="Google Sans Text"/>
    </style:style>
    <style:style style:name="P22" style:family="paragraph" style:parent-style-name="Text_20_body" style:list-style-name="L13">
      <style:paragraph-properties fo:margin-left="0cm" fo:margin-right="0cm" fo:margin-top="0cm" fo:margin-bottom="0.212cm" style:contextual-spacing="false" fo:line-height="114%" fo:text-indent="0cm" style:auto-text-indent="false" fo:padding="0cm" fo:border="none"/>
      <style:text-properties style:font-name="Google Sans Text"/>
    </style:style>
    <style:style style:name="P23" style:family="paragraph" style:parent-style-name="Text_20_body" style:list-style-name="L14">
      <style:paragraph-properties fo:margin-left="0cm" fo:margin-right="0cm" fo:margin-top="0cm" fo:margin-bottom="0.212cm" style:contextual-spacing="false" fo:line-height="114%" fo:text-indent="0cm" style:auto-text-indent="false" fo:padding="0cm" fo:border="none"/>
      <style:text-properties style:font-name="Google Sans Text"/>
    </style:style>
    <style:style style:name="P24" style:family="paragraph" style:parent-style-name="Text_20_body" style:list-style-name="L15">
      <style:paragraph-properties fo:margin-left="0cm" fo:margin-right="0cm" fo:margin-top="0cm" fo:margin-bottom="0.212cm" style:contextual-spacing="false" fo:line-height="114%" fo:text-indent="0cm" style:auto-text-indent="false" fo:padding="0cm" fo:border="none"/>
      <style:text-properties style:font-name="Google Sans Text"/>
    </style:style>
    <style:style style:name="T1" style:family="text">
      <style:text-properties fo:font-weight="bold"/>
    </style:style>
    <style:style style:name="T2" style:family="text">
      <style:text-properties fo:font-size="12pt" fo:background-color="transparent" loext:char-shading-value="0"/>
    </style:style>
    <style:style style:name="T3" style:family="text">
      <style:text-properties style:font-name="Google Sans"/>
    </style:style>
    <style:style style:name="T4" style:family="text">
      <style:text-properties style:font-name="Google Sans Text"/>
    </style:style>
    <style:style style:name="T5" style:family="text">
      <style:text-properties style:font-name="Google Sans Text" fo:font-size="12pt" fo:background-color="transparent" loext:char-shading-value="0"/>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model-response-message-contentr_251d2e451f8e279d">
        <text:p text:style-name="P1"><text:span text:style-name="T1">Titre du Projet :</text:span> Développement d'une Application Web de Gestion Hospitalière</text:p>
        <text:p text:style-name="P1"><text:span text:style-name="T1">Version :</text:span> 1.0</text:p>
        <text:p text:style-name="P1"><text:span text:style-name="T1">Date :</text:span> 26 Juin 2025</text:p>
        <text:p text:style-name="Horizontal_20_Line"/>
        <text:h text:style-name="P2" text:outline-level="3">1. Introduction</text:h>
        <text:p text:style-name="P1">Ce document décrit les exigences fonctionnelles et non fonctionnelles pour le développement d'une application web de gestion hospitalière. L'objectif est de créer un système modulaire et évolutif pour optimiser les opérations des établissements de santé, allant des petits centres de santé aux grands centres hospitaliers universitaires, avec différentes versions (Basic, Standard, Premium, Entreprise) pour s'adapter aux budgets et besoins variés<text:span text:style-name="T2">1</text:span>.</text:p>
        <text:h text:style-name="P2" text:outline-level="3">2. Objectifs du Projet</text:h>
        <text:list text:style-name="L1">
          <text:list-item>
            <text:p text:style-name="P3">Centraliser la gestion des services médicaux, paramédicaux et administratifs d'un hôpital.</text:p>
          </text:list-item>
          <text:list-item>
            <text:p text:style-name="P3">Optimiser le flux de travail hospitalier pour améliorer l'efficacité et la qualité des soins.</text:p>
          </text:list-item>
          <text:list-item>
            <text:p text:style-name="P3">Offrir une solution adaptable à diverses tailles d'établissements de santé grâce à une gestion des versions.</text:p>
          </text:list-item>
          <text:list-item>
            <text:p text:style-name="P3">Assurer la sécurité et la confidentialité des données patients et hospitalières.</text:p>
          </text:list-item>
          <text:list-item>
            <text:p text:style-name="P3">Faciliter la prise de décision grâce à des rapports et des statistiques.</text:p>
          </text:list-item>
        </text:list>
        <text:h text:style-name="P2" text:outline-level="3">3. Périmètre Fonctionnel Détaillé</text:h>
        <text:p text:style-name="P1">L'application sera divisée en modules, permettant une activation/désactivation selon la version souscrite par l'hôpital.</text:p>
        <text:h text:style-name="P4" text:outline-level="4">3.1. Gestion des Utilisateurs et Accès (Transversal)</text:h>
        <text:list text:style-name="L2">
          <text:list-item>
            <text:p text:style-name="P5"><text:span text:style-name="T1">FU-001 - Gestion des Comptes Utilisateurs :</text:span> Permettre aux administrateurs hospitaliers de créer, modifier et supprimer des comptes utilisateurs (médecins, infirmiers, secrétaires, techniciens de laboratoire, personnel administratif, etc.).</text:p>
          </text:list-item>
          <text:list-item>
            <text:p text:style-name="P5"><text:span text:style-name="T1">FU-002 - Gestion des Rôles et Permissions :</text:span> Définir des rôles prédéfinis (par ex., Médecin, Infirmier, Secrétaire Médicale) avec des permissions spécifiques (visualiser dossier patient, modifier prescription, accéder à la facturation).</text:p>
          </text:list-item>
          <text:list-item>
            <text:p text:style-name="P5"><text:span text:style-name="T1">FU-003 - Authentification Sécurisée :</text:span> Système de connexion avec identifiant/mot de passe, authentification multi-facteurs (si nécessaire pour certaines versions), gestion des mots de passe oubliés.</text:p>
          </text:list-item>
          <text:list-item>
            <text:p text:style-name="P5"><text:span text:style-name="T1">FU-004 - Journalisation des Activités (Audit Trail) :</text:span> Enregistrer <text:soft-page-break/>toutes les actions critiques des utilisateurs (accès au dossier patient, modifications, suppressions) avec horodatage pour des raisons de conformité et de sécurité.</text:p>
          </text:list-item>
          <text:list-item>
            <text:p text:style-name="P5"><text:span text:style-name="T1">FU-005 - Gestion des Profils Utilisateurs :</text:span> Chaque utilisateur peut gérer son profil (informations personnelles, préférences de notification).</text:p>
          </text:list-item>
        </text:list>
        <text:h text:style-name="P6" text:outline-level="4"><text:span text:style-name="T3">3.2. </text:span><text:span text:style-name="T4">Gestion du Parcours Patient </text:span><text:span text:style-name="T5">2</text:span></text:h>
        <text:list text:style-name="L3">
          <text:list-item>
            <text:p text:style-name="P7">FU-006 - Enregistrement/Admission Patient :</text:p>
            <text:list>
              <text:list-item>
                <text:p text:style-name="P8">Saisie des informations démographiques du patient (nom, prénom, date de naissance, sexe, adresse, contact).</text:p>
              </text:list-item>
              <text:list-item>
                <text:p text:style-name="P8">Capture des informations d'identification (CNI, passeport).</text:p>
              </text:list-item>
              <text:list-item>
                <text:p text:style-name="P8">Gestion des informations d'assurance/mutuelle et des ayants droit.</text:p>
              </text:list-item>
              <text:list-item>
                <text:p text:style-name="P8">Attribution d'un numéro de dossier unique.</text:p>
              </text:list-item>
              <text:list-item>
                <text:p text:style-name="P8">Gestion des lits disponibles et attribution de chambre/lit.</text:p>
              </text:list-item>
            </text:list>
          </text:list-item>
          <text:list-item>
            <text:p text:style-name="P7">FU-007 - Gestion des Rendez-vous :</text:p>
            <text:list>
              <text:list-item>
                <text:p text:style-name="P8">Planification des rendez-vous par service ou médecin (calendrier partagé).</text:p>
              </text:list-item>
              <text:list-item>
                <text:p text:style-name="P8">Rappels automatiques (SMS/Email) aux patients et au personnel.</text:p>
              </text:list-item>
              <text:list-item>
                <text:p text:style-name="P8">Gestion des annulations et reports.</text:p>
              </text:list-item>
              <text:list-item>
                <text:p text:style-name="P8">Affichage en temps réel des disponibilités.</text:p>
              </text:list-item>
            </text:list>
          </text:list-item>
          <text:list-item>
            <text:p text:style-name="P7">FU-008 - Gestion des Consultations :</text:p>
            <text:list>
              <text:list-item>
                <text:p text:style-name="P8">Saisie des antécédents médicaux, allergies, signes vitaux.</text:p>
              </text:list-item>
              <text:list-item>
                <text:p text:style-name="P8">Enregistrement du motif de consultation, de l'examen clinique.</text:p>
              </text:list-item>
              <text:list-item>
                <text:p text:style-name="P8">Diagnostic et actes médicaux réalisés.</text:p>
              </text:list-item>
              <text:list-item>
                <text:p text:style-name="P8">Génération de notes de consultation.</text:p>
              </text:list-item>
            </text:list>
          </text:list-item>
          <text:list-item>
            <text:p text:style-name="P7">FU-009 - Dossier Patient Informatisé (DPI) :</text:p>
            <text:list>
              <text:list-item>
                <text:p text:style-name="P8">Vue centralisée et chronologique de toutes les informations du patient (consultations, prescriptions, résultats d'examens, hospitalisations).</text:p>
              </text:list-item>
              <text:list-item>
                <text:p text:style-name="P8">Accès sécurisé et contrôle d'accès granulaire aux informations.</text:p>
              </text:list-item>
              <text:list-item>
                <text:p text:style-name="P8">Intégration des images médicales (PACS) et des résultats de laboratoire.</text:p>
              </text:list-item>
            </text:list>
          </text:list-item>
          <text:list-item>
            <text:p text:style-name="P7">FU-010 - Prescription Médicamenteuse Électronique :</text:p>
            <text:list>
              <text:list-item>
                <text:p text:style-name="P8">Création de prescriptions médicamenteuses (médicament, posologie, durée, voie d'administration).</text:p>
              </text:list-item>
              <text:list-item>
                <text:p text:style-name="P8">Alertes automatiques sur les interactions médicamenteuses, allergies connues et contre-indications.</text:p>
              </text:list-item>
              <text:list-item>
                <text:p text:style-name="P8"><text:soft-page-break/>Validation électronique par le prescripteur.</text:p>
              </text:list-item>
            </text:list>
          </text:list-item>
          <text:list-item>
            <text:p text:style-name="P7">FU-011 - Prescription d'Examens et Actes :</text:p>
            <text:list>
              <text:list-item>
                <text:p text:style-name="P8">Prescription d'analyses de laboratoire et d'examens d'imagerie.</text:p>
              </text:list-item>
              <text:list-item>
                <text:p text:style-name="P8">Suivi du statut des demandes d'examens.</text:p>
              </text:list-item>
            </text:list>
          </text:list-item>
          <text:list-item>
            <text:p text:style-name="P7">FU-012 - Suivi des Hospitalisations :</text:p>
            <text:list>
              <text:list-item>
                <text:p text:style-name="P8">Gestion des admissions et sorties de patients.</text:p>
              </text:list-item>
              <text:list-item>
                <text:p text:style-name="P8">Suivi des transferts de service ou de chambre.</text:p>
              </text:list-item>
              <text:list-item>
                <text:p text:style-name="P8">Gestion des feuilles de surveillance (température, tension, etc.).</text:p>
              </text:list-item>
            </text:list>
          </text:list-item>
          <text:list-item>
            <text:p text:style-name="P7">FU-013 - Gestion des Opérations Chirurgicales :</text:p>
            <text:list>
              <text:list-item>
                <text:p text:style-name="P8">Planification des blocs opératoires (salles, équipes, équipements).</text:p>
              </text:list-item>
              <text:list-item>
                <text:p text:style-name="P8">Suivi pré, per et post-opératoire.</text:p>
              </text:list-item>
              <text:list-item>
                <text:p text:style-name="P8">Génération de rapports opératoires.</text:p>
              </text:list-item>
            </text:list>
          </text:list-item>
        </text:list>
        <text:h text:style-name="P6" text:outline-level="4"><text:span text:style-name="T3">3.3. </text:span><text:span text:style-name="T4">Services de Soutien Médical </text:span><text:span text:style-name="T5">3</text:span></text:h>
        <text:list text:style-name="L4">
          <text:list-item>
            <text:p text:style-name="P9">FU-014 - Gestion du Laboratoire :</text:p>
            <text:list>
              <text:list-item>
                <text:p text:style-name="P10">Enregistrement des demandes d'analyses.</text:p>
              </text:list-item>
              <text:list-item>
                <text:p text:style-name="P10">Gestion des échantillons et traçabilité.</text:p>
              </text:list-item>
              <text:list-item>
                <text:p text:style-name="P10">Saisie et validation des résultats d'analyses.</text:p>
              </text:list-item>
              <text:list-item>
                <text:p text:style-name="P10">Intégration des résultats au DPI du patient.</text:p>
              </text:list-item>
            </text:list>
          </text:list-item>
          <text:list-item>
            <text:p text:style-name="P9">FU-015 - Gestion de la Radiologie :</text:p>
            <text:list>
              <text:list-item>
                <text:p text:style-name="P10">Enregistrement des demandes d'imagerie.</text:p>
              </text:list-item>
              <text:list-item>
                <text:p text:style-name="P10">Planification des examens.</text:p>
              </text:list-item>
              <text:list-item>
                <text:p text:style-name="P10">Stockage et consultation des images médicales (PACS).</text:p>
              </text:list-item>
              <text:list-item>
                <text:p text:style-name="P10">Rédaction et validation des comptes-rendus radiologiques.</text:p>
              </text:list-item>
              <text:list-item>
                <text:p text:style-name="P10">Intégration des comptes-rendus au DPI du patient.</text:p>
              </text:list-item>
            </text:list>
          </text:list-item>
          <text:list-item>
            <text:p text:style-name="P9">FU-016 - Gestion de la Pharmacie :</text:p>
            <text:list>
              <text:list-item>
                <text:p text:style-name="P10">Gestion des stocks de médicaments et consommables (entrées, sorties, inventaire).</text:p>
              </text:list-item>
              <text:list-item>
                <text:p text:style-name="P10">Suivi des lots et dates de péremption.</text:p>
              </text:list-item>
              <text:list-item>
                <text:p text:style-name="P10">Délivrance de médicaments sur prescription (avec traçabilité patient).</text:p>
              </text:list-item>
              <text:list-item>
                <text:p text:style-name="P10">Alertes de réapprovisionnement (seuils d'alerte)<text:span text:style-name="T2">4</text:span>.</text:p>
              </text:list-item>
              <text:list-item>
                <text:p text:style-name="P10">Gestion des retours et des périmés.</text:p>
              </text:list-item>
            </text:list>
          </text:list-item>
        </text:list>
        <text:h text:style-name="P6" text:outline-level="4"><text:span text:style-name="T3">3.4. </text:span><text:span text:style-name="T4">Services Administratifs et Techniques </text:span><text:span text:style-name="T5">5</text:span></text:h>
        <text:list text:style-name="L5">
          <text:list-item>
            <text:p text:style-name="P11">FU-017 - Accueil et Secrétariat :</text:p>
            <text:list>
              <text:list-item>
                <text:p text:style-name="P12"><text:soft-page-break/>Point d'entrée pour l'enregistrement et l'orientation des patients<text:span text:style-name="T2">6</text:span>.</text:p>
              </text:list-item>
              <text:list-item>
                <text:p text:style-name="P12">Gestion des appels et des informations générales.</text:p>
              </text:list-item>
            </text:list>
          </text:list-item>
          <text:list-item>
            <text:p text:style-name="P11">FU-018 - Gestion de la Facturation et des Finances :</text:p>
            <text:list>
              <text:list-item>
                <text:p text:style-name="P12">Génération automatique des factures par service ou prestation<text:span text:style-name="T2">7</text:span>.</text:p>
              </text:list-item>
              <text:list-item>
                <text:p text:style-name="P12">Suivi des paiements des patients et des tiers payants (assurances, mutuelles)<text:span text:style-name="T2">8</text:span>.</text:p>
              </text:list-item>
              <text:list-item>
                <text:p text:style-name="P12">Gestion des subventions et exonérations<text:span text:style-name="T2">9</text:span>.</text:p>
              </text:list-item>
              <text:list-item>
                <text:p text:style-name="P12">Rapports financiers (recettes, dépenses, encours).</text:p>
              </text:list-item>
              <text:list-item>
                <text:p text:style-name="P12">Intégration possible avec un logiciel comptable externe.</text:p>
              </text:list-item>
            </text:list>
          </text:list-item>
          <text:list-item>
            <text:p text:style-name="P11">FU-019 - Gestion des Ressources Humaines :</text:p>
            <text:list>
              <text:list-item>
                <text:p text:style-name="P12">Gestion du personnel (informations personnelles, contrats, qualifications)<text:span text:style-name="T2">10</text:span>.</text:p>
              </text:list-item>
              <text:list-item>
                <text:p text:style-name="P12">Établissement et suivi des plannings et disponibilités du personnel<text:span text:style-name="T2">11</text:span>.</text:p>
              </text:list-item>
              <text:list-item>
                <text:p text:style-name="P12">Gestion des congés, arrêts maladie et astreintes.</text:p>
              </text:list-item>
              <text:list-item>
                <text:p text:style-name="P12">Suivi des formations et certifications.</text:p>
              </text:list-item>
            </text:list>
          </text:list-item>
          <text:list-item>
            <text:p text:style-name="P11">FU-020 - Gestion des Stocks (Général) :</text:p>
            <text:list>
              <text:list-item>
                <text:p text:style-name="P12">Suivi des fournitures médicales et non médicales<text:span text:style-name="T2">12</text:span>.</text:p>
              </text:list-item>
              <text:list-item>
                <text:p text:style-name="P12">Gestion des commandes et des fournisseurs.</text:p>
              </text:list-item>
              <text:list-item>
                <text:p text:style-name="P12">Alertes de seuils et inventaire<text:span text:style-name="T2">13</text:span>.</text:p>
              </text:list-item>
            </text:list>
          </text:list-item>
          <text:list-item>
            <text:p text:style-name="P11">FU-021 - Gestion de la Maintenance et Hygiène :</text:p>
            <text:list>
              <text:list-item>
                <text:p text:style-name="P12">Planification et suivi des opérations d'entretien technique<text:span text:style-name="T2">14</text:span>.</text:p>
              </text:list-item>
              <text:list-item>
                <text:p text:style-name="P12">Gestion des incidents et des réparations.</text:p>
              </text:list-item>
              <text:list-item>
                <text:p text:style-name="P12">Suivi des protocoles d'hygiène et de nettoyage.</text:p>
              </text:list-item>
            </text:list>
          </text:list-item>
        </text:list>
        <text:h text:style-name="P4" text:outline-level="4">3.5. Gestion des Données Institutionnelles</text:h>
        <text:list text:style-name="L6">
          <text:list-item>
            <text:p text:style-name="P13"><text:span text:style-name="T1">FU-022 - Suivi des Naissances et Décès :</text:span> Documentation et certification des naissances et décès<text:span text:style-name="T2">15</text:span>.</text:p>
          </text:list-item>
          <text:list-item>
            <text:p text:style-name="P14">FU-023 - Gestion des Rapports et Statistiques :</text:p>
            <text:list>
              <text:list-item>
                <text:p text:style-name="P13">Tableaux de bord personnalisables pour la direction (occupation des lits, temps d'attente aux urgences, activité par service).</text:p>
              </text:list-item>
              <text:list-item>
                <text:p text:style-name="P13">Génération de rapports d'activité (nombre de consultations, d'hospitalisations, etc.).</text:p>
              </text:list-item>
              <text:list-item>
                <text:p text:style-name="P13">Exportation des données pour analyse approfondie.</text:p>
              </text:list-item>
            </text:list>
          </text:list-item>
        </text:list>
        <text:p text:style-name="P15">4. Spécificités des Versions <text:span text:style-name="T2">16</text:span></text:p>
        <text:list text:style-name="L7">
          <text:list-item>
            <text:p text:style-name="P16"><text:span text:style-name="T1">Version Basic :</text:span> Fonctions minimales pour petits centres <text:span text:style-name="T2">17</text:span> (FU-001, <text:soft-page-break/>FU-002, FU-003, FU-006, FU-008, FU-017).</text:p>
          </text:list-item>
          <text:list-item>
            <text:p text:style-name="P16"><text:span text:style-name="T1">Version Standard :</text:span> Services classiques + facturation <text:span text:style-name="T2">18</text:span> (Fonctions Basic + FU-007, FU-009, FU-010, FU-011, FU-018).</text:p>
          </text:list-item>
          <text:list-item>
            <text:p text:style-name="P16"><text:span text:style-name="T1">Version Premium :</text:span> Modules complets, statistiques, sécurité renforcée <text:span text:style-name="T2">19</text:span> (Fonctions Standard + FU-004, FU-005, FU-012, FU-013, FU-014, FU-015, FU-016, FU-019, FU-020, FU-021, FU-022, FU-023).</text:p>
          </text:list-item>
          <text:list-item>
            <text:p text:style-name="P16"><text:span text:style-name="T1">Version Entreprise :</text:span> Déploiement sur mesure avec intégration cloud <text:span text:style-name="T2">20</text:span> (Fonctions Premium + intégrations spécifiques (HL7, API tierces), personnalisation poussée, support dédié).</text:p>
          </text:list-item>
        </text:list>
        <text:h text:style-name="P2" text:outline-level="3">5. Exigences Non Fonctionnelles</text:h>
        <text:h text:style-name="P4" text:outline-level="4">5.1. Performance</text:h>
        <text:list text:style-name="L8">
          <text:list-item>
            <text:p text:style-name="P17"><text:span text:style-name="T1">ENF-001 - Temps de Réponse :</text:span> Le temps de réponse des requêtes critiques ne doit pas dépasser X secondes (à définir précisément, ex: 2 secondes pour les consultations de dossier patient).</text:p>
          </text:list-item>
          <text:list-item>
            <text:p text:style-name="P17"><text:span text:style-name="T1">ENF-002 - Scalabilité :</text:span> Le système doit pouvoir supporter un nombre croissant d'utilisateurs et de données sans dégradation significative des performances.</text:p>
          </text:list-item>
        </text:list>
        <text:h text:style-name="P4" text:outline-level="4">5.2. Sécurité</text:h>
        <text:list text:style-name="L9">
          <text:list-item>
            <text:p text:style-name="P18"><text:span text:style-name="T1">ENF-003 - Confidentialité des Données :</text:span> Toutes les données patients doivent être chiffrées (en transit et au repos).</text:p>
          </text:list-item>
          <text:list-item>
            <text:p text:style-name="P18"><text:span text:style-name="T1">ENF-004 - Intégrité des Données :</text:span> Les mécanismes de base de données et de l'application doivent garantir l'intégrité des données.</text:p>
          </text:list-item>
          <text:list-item>
            <text:p text:style-name="P18"><text:span text:style-name="T1">ENF-005 - Contrôle d'Accès :</text:span> Implémentation stricte du principe du moindre privilège et du besoin d'en connaître.</text:p>
          </text:list-item>
          <text:list-item>
            <text:p text:style-name="P18"><text:span text:style-name="T1">ENF-006 - Audits de Sécurité :</text:span> Le système doit être régulièrement auditable pour les vulnérabilités.</text:p>
          </text:list-item>
          <text:list-item>
            <text:p text:style-name="P18"><text:span text:style-name="T1">ENF-007 - Conformité :</text:span> Le système doit être conforme aux réglementations locales (Burundi) et internationales (ex: principes du RGPD/HIPAA) concernant la protection des données de santé.</text:p>
          </text:list-item>
        </text:list>
        <text:h text:style-name="P4" text:outline-level="4">5.3. Fiabilité et Disponibilité</text:h>
        <text:list text:style-name="L10">
          <text:list-item>
            <text:p text:style-name="P19"><text:span text:style-name="T1">ENF-008 - Disponibilité :</text:span> L'application doit être disponible 24h/24 et 7j/7 avec un taux de disponibilité de 99.X% (à définir, ex: 99.9%).</text:p>
          </text:list-item>
          <text:list-item>
            <text:p text:style-name="P19"><text:span text:style-name="T1">ENF-009 - Sauvegarde et Restauration :</text:span> Mise en place d'un système de sauvegarde régulière et de procédures de restauration des données en cas de sinistre.</text:p>
          </text:list-item>
        </text:list>
        <text:h text:style-name="P4" text:outline-level="4">5.4. Maintenabilité et Évolutivité</text:h>
        <text:list text:style-name="L11">
          <text:list-item>
            <text:p text:style-name="P20"><text:span text:style-name="T1">ENF-010 - Architecture Modulaire :</text:span> Le code doit être structuré de manière modulaire pour faciliter les mises à jour et l'ajout de nouvelles <text:soft-page-break/>fonctionnalités.</text:p>
          </text:list-item>
          <text:list-item>
            <text:p text:style-name="P20"><text:span text:style-name="T1">ENF-011 - Documentation Technique :</text:span> Le code doit être bien documenté et les architectures techniques détaillées.</text:p>
          </text:list-item>
        </text:list>
        <text:h text:style-name="P4" text:outline-level="4">5.5. Ergonomie (UX/UI)</text:h>
        <text:list text:style-name="L12">
          <text:list-item>
            <text:p text:style-name="P21"><text:span text:style-name="T1">ENF-012 - Intuitivité :</text:span> L'interface utilisateur doit être intuitive et facile à prendre en main pour les professionnels de la santé.</text:p>
          </text:list-item>
          <text:list-item>
            <text:p text:style-name="P21"><text:span text:style-name="T1">ENF-013 - Réactivité :</text:span> L'interface doit être réactive et offrir un bon retour visuel sur les actions de l'utilisateur.</text:p>
          </text:list-item>
          <text:list-item>
            <text:p text:style-name="P21"><text:span text:style-name="T1">ENF-014 - Accessibilité :</text:span> Tenir compte des normes d'accessibilité web (WCAG) pour les personnes ayant des déficiences.</text:p>
          </text:list-item>
        </text:list>
        <text:h text:style-name="P4" text:outline-level="4">5.6. Interopérabilité</text:h>
        <text:list text:style-name="L13">
          <text:list-item>
            <text:p text:style-name="P22"><text:span text:style-name="T1">ENF-015 - API :</text:span> Fourniture d'APIs pour permettre des intégrations futures avec d'autres systèmes (ex: systèmes d'information nationaux, laboratoires externes).</text:p>
          </text:list-item>
          <text:list-item>
            <text:p text:style-name="P22"><text:span text:style-name="T1">ENF-016 - Standards :</text:span> Possibilité d'intégration avec des standards d'échange de données de santé (HL7) pour les versions avancées.</text:p>
          </text:list-item>
        </text:list>
        <text:h text:style-name="P2" text:outline-level="3">6. Architecture Technique (Choix Préliminaires)</text:h>
        <text:list text:style-name="L14">
          <text:list-item>
            <text:p text:style-name="P23"><text:span text:style-name="T1">Langages Backend :</text:span> Python (Django/Flask) ou Node.js (Express)</text:p>
          </text:list-item>
          <text:list-item>
            <text:p text:style-name="P23"><text:span text:style-name="T1">Langages Frontend :</text:span> JavaScript (React / Angular / Vue.js)</text:p>
          </text:list-item>
          <text:list-item>
            <text:p text:style-name="P23"><text:span text:style-name="T1">Base de Données :</text:span> PostgreSQL ou MySQL (relationnelle, pour la robustesse et l'intégrité des données).</text:p>
          </text:list-item>
          <text:list-item>
            <text:p text:style-name="P23"><text:span text:style-name="T1">Déploiement :</text:span> Environnement cloud (AWS, Azure, Google Cloud) ou serveurs dédiés pour la version Entreprise.</text:p>
          </text:list-item>
        </text:list>
        <text:h text:style-name="P2" text:outline-level="3">7. Prochaines Étapes</text:h>
        <text:list text:style-name="L15">
          <text:list-item>
            <text:p text:style-name="P24"><text:span text:style-name="T1">Validation du CDC :</text:span> Présentation et validation de ce document avec les parties prenantes (futurs utilisateurs, direction de l'hôpital, experts métier). <text:span text:style-name="T2">21</text:span></text:p>
          </text:list-item>
          <text:list-item>
            <text:p text:style-name="P24"><text:span text:style-name="T1">Modélisation Détaillée :</text:span> Création des modèles de données (Merise/UML) basés sur ce CDC. <text:span text:style-name="T2">22</text:span></text:p>
          </text:list-item>
          <text:list-item>
            <text:p text:style-name="P24"><text:span text:style-name="T1">Conception UI/UX Détaillée :</text:span> Maquettes et prototypes des interfaces. <text:span text:style-name="T2">23</text:span></text:p>
          </text:list-item>
          <text:list-item>
            <text:p text:style-name="P24"><text:span text:style-name="T1">Planification du Développement :</text:span> Découpage du projet en phases et sprints (méthode Agile recommandée).</text:p>
          </text:list-item>
          <text:list-item>
            <text:p text:style-name="P24"><text:span text:style-name="T1">Définition des Règles d'Accès :</text:span> Détailler précisément les règles d'accès pour chaque version et chaque rôle utilisateur. <text:span text:style-name="T2">24</text:span></text:p>
          </text:list-item>
        </text:list>
        <text:p text:style-name="Horizontal_20_Line"/>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ystem" style:font-pitch="variable"/>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OpenSymbol" svg:font-family="OpenSymbol"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EclipseSpark </meta:initial-creator>
    <meta:creation-date>2011-11-28T23:36:19</meta:creation-date>
    <meta:generator>LibreOffice/25.2.2.2$Linux_X86_64 LibreOffice_project/520$Build-2</meta:generator>
    <dc:date>2025-06-26T13:50:34.911129684</dc:date>
    <meta:editing-duration>PT3M56S</meta:editing-duration>
    <meta:editing-cycles>1</meta:editing-cycles>
    <meta:document-statistic meta:table-count="0" meta:image-count="0" meta:object-count="0" meta:page-count="6" meta:paragraph-count="141" meta:word-count="1585" meta:character-count="10774" meta:non-whitespace-character-count="9448"/>
  </office:meta>
</office:document-meta>
</file>